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DF000001EBB88B3AB2506274E1.jpg" manifest:media-type="image/jpeg"/>
  <manifest:file-entry manifest:full-path="Pictures/100000000000013E000000EC98F8F4CEA4E5372B.jpg" manifest:media-type="image/jpe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2010000051F00000470D529DFE7D2096DCB.png" manifest:media-type="image/png"/>
  <manifest:file-entry manifest:full-path="Pictures/1000020100000706000002CC3454F16AE7E6C44D.png" manifest:media-type="image/png"/>
  <manifest:file-entry manifest:full-path="Pictures/1000000000000400000001BB3AFFD6B3F64CE372.jpg" manifest:media-type="image/jpeg"/>
  <manifest:file-entry manifest:full-path="Pictures/10000000000001EB000001EB59EC6AA6980B0A88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notes">
      <style:graphic-properties draw:fill-color="#ffffff" fo:min-height="14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title">
      <style:graphic-properties draw:auto-grow-height="true" fo:min-height="1.8cm"/>
    </style:style>
    <style:style style:name="P1" style:family="paragraph">
      <loext:graphic-properties draw:fill-color="#ffffff"/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Nieustraszeni – Battle Of Card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<text:span text:style-name="T1">Team members:</text:span></text:p>
            <text:p/>
            <text:p>Paweł</text:p>
            <text:p>Seweryn</text:p>
            <text:p>Bartosz</text:p>
            <text:p>Michał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UML</text:p>
          </draw:text-box>
        </draw:frame>
        <draw:frame draw:style-name="gr2" draw:text-style-name="P3" draw:layer="layout" svg:width="13.618cm" svg:height="11.8cm" svg:x="6.782cm" svg:y="3.4cm">
          <draw:image xlink:href="Pictures/100002010000051F00000470D529DFE7D2096DC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Burndown chart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3" draw:layer="layout" svg:width="27.999cm" svg:height="11.149cm" svg:x="0.021cm" svg:y="3.2cm">
          <draw:image xlink:href="Pictures/1000020100000706000002CC3454F16AE7E6C44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1.8cm" svg:x="1.4cm" svg:y="0.6cm" presentation:class="title">
          <draw:text-box>
            <text:p>Game rules</text:p>
          </draw:text-box>
        </draw:frame>
        <draw:frame draw:style-name="gr3" draw:text-style-name="P3" draw:layer="layout" svg:width="27.2cm" svg:height="12.334cm" svg:x="0.4cm" svg:y="3cm" presentation:class="graphic" presentation:user-transformed="true">
          <draw:image xlink:href="Pictures/1000000000000400000001BB3AFFD6B3F64CE37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:)</text:p>
          </draw:text-box>
        </draw:frame>
        <draw:frame draw:style-name="gr3" draw:text-style-name="P3" draw:layer="layout" svg:width="9.134cm" svg:height="9.134cm" svg:x="0.266cm" svg:y="4.066cm" presentation:class="graphic" presentation:user-transformed="true">
          <draw:image xlink:href="Pictures/10000000000001EB000001EB59EC6AA6980B0A88.jpg" xlink:type="simple" xlink:show="embed" xlink:actuate="onLoad">
            <text:p/>
          </draw:image>
        </draw:frame>
        <draw:frame draw:style-name="gr2" draw:text-style-name="P3" draw:layer="layout" svg:width="8.413cm" svg:height="6.243cm" svg:x="9.6cm" svg:y="5.6cm">
          <draw:image xlink:href="Pictures/100000000000013E000000EC98F8F4CEA4E5372B.jpg" xlink:type="simple" xlink:show="embed" xlink:actuate="onLoad">
            <text:p/>
          </draw:image>
        </draw:frame>
        <draw:frame draw:style-name="gr3" draw:text-style-name="P3" draw:layer="layout" svg:width="8.911cm" svg:height="9.134cm" svg:x="18.289cm" svg:y="3.8cm">
          <draw:image xlink:href="Pictures/10000000000001DF000001EBB88B3AB2506274E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09:43:17.490455473</meta:creation-date>
    <meta:editing-duration>PT22M3S</meta:editing-duration>
    <meta:editing-cycles>6</meta:editing-cycles>
    <meta:generator>LibreOffice/5.4.6.2$Linux_X86_64 LibreOffice_project/40m0$Build-2</meta:generator>
    <dc:title>Lush Green</dc:title>
    <dc:date>2018-04-27T03:08:33.981883398</dc:date>
    <meta:document-statistic meta:object-count="4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